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7.773cm"/>
    </style:style>
    <style:style style:name="pr5" style:family="presentation" style:parent-style-name="Default-title">
      <style:graphic-properties fo:min-height="1.737cm"/>
    </style:style>
    <style:style style:name="pr6" style:family="presentation" style:parent-style-name="Default-outline1">
      <style:graphic-properties fo:min-height="20.451cm"/>
    </style:style>
    <style:style style:name="pr7" style:family="presentation" style:parent-style-name="Default-outline1">
      <style:graphic-properties fo:min-height="14.714cm"/>
    </style:style>
    <style:style style:name="pr8" style:family="presentation" style:parent-style-name="Default-outline1">
      <style:graphic-properties fo:min-height="17.661cm"/>
    </style:style>
    <style:style style:name="pr9" style:family="presentation" style:parent-style-name="Default-outline1">
      <style:graphic-properties fo:min-height="16.873cm"/>
    </style:style>
    <style:style style:name="pr10" style:family="presentation" style:parent-style-name="Default-outline1">
      <style:graphic-properties fo:min-height="14.426cm"/>
    </style:style>
    <style:style style:name="pr11" style:family="presentation" style:parent-style-name="Default-outline1">
      <style:graphic-properties fo:min-height="14.5cm"/>
    </style:style>
    <style:style style:name="pr12" style:family="presentation" style:parent-style-name="Default-outline1">
      <style:graphic-properties fo:min-height="17.047cm"/>
    </style:style>
    <style:style style:name="pr13" style:family="presentation" style:parent-style-name="Default-outline1">
      <style:graphic-properties fo:min-height="15.349cm"/>
    </style:style>
    <style:style style:name="pr14" style:family="presentation" style:parent-style-name="Default-outline1">
      <style:graphic-properties fo:min-height="18.095cm"/>
    </style:style>
    <style:style style:name="pr15" style:family="presentation" style:parent-style-name="Default-outline1">
      <style:graphic-properties fo:min-height="15.424cm"/>
    </style:style>
    <style:style style:name="pr16" style:family="presentation" style:parent-style-name="Default-outline1">
      <style:graphic-properties fo:min-height="16.103cm"/>
    </style:style>
    <style:style style:name="pr17" style:family="presentation" style:parent-style-name="Default-outline1">
      <style:graphic-properties fo:min-height="14.389cm"/>
    </style:style>
    <style:style style:name="pr18" style:family="presentation" style:parent-style-name="Default-outline1">
      <style:graphic-properties fo:min-height="14.377cm"/>
    </style:style>
    <style:style style:name="pr19" style:family="presentation" style:parent-style-name="Default-outline1">
      <style:graphic-properties fo:min-height="16.856cm"/>
    </style:style>
    <style:style style:name="pr20" style:family="presentation" style:parent-style-name="Default-outline1">
      <style:graphic-properties fo:min-height="17.953cm"/>
    </style:style>
    <style:style style:name="pr21" style:family="presentation" style:parent-style-name="Default-outline1">
      <style:graphic-properties fo:min-height="15.268cm"/>
    </style:style>
    <style:style style:name="pr22" style:family="presentation" style:parent-style-name="Default-outline1">
      <style:graphic-properties fo:min-height="17.553cm"/>
    </style:style>
    <style:style style:name="pr23" style:family="presentation" style:parent-style-name="Default-outline1">
      <style:graphic-properties fo:min-height="19.38cm"/>
    </style:style>
    <style:style style:name="P1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7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Операторы сравнения и логические значения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 &gt; b, a &lt;b</text:p>
              </text:list-item>
              <text:list-item>
                <text:p>a &gt;= b, a &lt;= b</text:p>
              </text:list-item>
              <text:list-item>
                <text:p>a == b, a === b</text:p>
              </text:list-item>
              <text:list-item>
                <text:p>a != b, a !== b</text:p>
              </text:list-item>
              <text:list-item>
                <text:p>Для чисел работают очевидным образо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Сравнение строк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 == b, a !== b, a === b, a !==b<text:line-break/>Строки одинаковы, если все буквы одинаковы)<text:line-break/>Регистр – важен ('A' !== 'a')</text:p>
              </text:list-item>
              <text:list-item>
                <text:p>На больше-меньше сравнивается лексикографически(как в словаре)<text:line-break/>т.е. по-очереди каждая буква, пока не будет найдена отличающаяся букв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'b' &gt; 'a';// пока все понятно</text:p>
              </text:list-item>
              <text:list-item>
                <text:p>'b' &gt; 'B'// ок, маленькие буквы больше чем большие 0_O. Запомним это</text:p>
              </text:list-item>
              <text:list-item>
                <text:p>'ababa' &gt; 'aba'//первые три буквы одинаковые, но левая строка длинее</text:p>
              </text:list-item>
              <text:list-item>
                <text:p>'b' &gt; 'aaaaaaaaaaa'// отличие в первой букве</text:p>
              </text:list-item>
              <text:list-item>
                <text:p>'2' &gt; '1'// пока все в порядке</text:p>
              </text:list-item>
              <text:list-item>
                <text:p>'2' &gt; '111111111111111'// WTF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1.737cm" svg:x="1.5cm" svg:y="0.3cm" presentation:class="title" presentation:user-transformed="true">
          <draw:text-box>
            <text:p>String.prototype.localeCompare()</text:p>
          </draw:text-box>
        </draw:frame>
        <draw:frame presentation:style-name="pr6" draw:layer="layout" svg:width="25.199cm" svg:height="20.451cm" svg:x="1.5cm" svg:y="2cm" presentation:class="outline" presentation:user-transformed="true">
          <draw:text-box>
            <text:list text:style-name="L2">
              <text:list-item>
                <text:p><text:span text:style-name="T1">'a'.localeCompare('b') === -1</text:span><text:span text:style-name="T1"><text:line-break/></text:span><text:span text:style-name="T1">-1 означает что первая строка меньше</text:span></text:p>
              </text:list-item>
              <text:list-item>
                <text:p><text:span text:style-name="T1">'a'.localeCompare('a') === 0</text:span><text:span text:style-name="T1"><text:line-break/></text:span><text:span text:style-name="T1">0 означает что строки одинаковы</text:span></text:p>
              </text:list-item>
              <text:list-item>
                <text:p><text:span text:style-name="T1">'b'.localeCompare('a') === 1</text:span><text:span text:style-name="T1"><text:line-break/></text:span><text:span text:style-name="T1">1 означает что 'b' идет позже чем 'a'</text:span></text:p>
              </text:list-item>
              <text:list-item>
                <text:p><text:span text:style-name="T1">'a'.localeCompare('A') === -1</text:span><text:span text:style-name="T1"><text:line-break/></text:span><text:span text:style-name="T1">теперь маленькая буква меньше чем большая</text:span></text:p>
              </text:list-item>
              <text:list-item>
                <text:p><text:span text:style-name="T2">ВАЖНО: может возвращаться не обязательно -1 или 1, а любое отрицательное или положительное значение соответсвенно</text:span><text:span text:style-name="T2"><text:line-break/></text:span><text:span text:style-name="T2">только в случае равенства будет строго 0</text:span></text:p>
              </text:list-item>
              <text:list-item>
                <text:p><text:span text:style-name="T2">Также у функции есть дополнительные аргументы, которые могут указать язык для сравнения, либо другие нюансы</text:span><text:span text:style-name="T2"><text:line-break/></text:span><text:span text:style-name="T2">Например можно указать сравнивать числа обычным способом</text:span><text:span text:style-name="T2"><text:line-break/></text:span><text:span text:style-name="T2">'11111'.localeCompare('2') === -1// 11111 идет раньше чем 2</text:span><text:span text:style-name="T2"><text:line-break/></text:span><text:span text:style-name="T2">'11111'.localeCompare('2', 'en-u-kn-true') === 2// а теперь числа сравниваются как числа</text:span><text:span text:style-name="T2"><text:line-break/></text:span><text:span text:style-name="T2">Подробнее</text:span><text:span text:style-name="T2"><text:line-break/></text:span><text:span text:style-name="T2">https://developer.mozilla.org/ru/docs/Web/JavaScript/Reference/Global_Objects/String/localeCompa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Сравнение других типов</text:p>
          </draw:text-box>
        </draw:frame>
        <draw:frame presentation:style-name="pr7" draw:layer="layout" svg:width="25.199cm" svg:height="14.714cm" svg:x="1.301cm" svg:y="4.5cm" presentation:class="outline" presentation:user-transformed="true">
          <draw:text-box>
            <text:list text:style-name="L2">
              <text:list-item>
                <text:p><text:span text:style-name="T3">var a = 'foo' / 2;// a будет NaN</text:span><text:span text:style-name="T3"><text:line-break/></text:span><text:span text:style-name="T3">alert(isNaN(a));// true</text:span></text:p>
              </text:list-item>
              <text:list-item>
                <text:p><text:span text:style-name="T3">a === a;// false</text:span><text:span text:style-name="T3"><text:line-break/></text:span><text:span text:style-name="T3">a &gt; a;// false</text:span><text:span text:style-name="T3"><text:line-break/></text:span><text:span text:style-name="T3">a &lt; a;// false</text:span><text:span text:style-name="T3"><text:line-break/></text:span><text:span text:style-name="T3">a &lt;= a;// false</text:span><text:span text:style-name="T3"><text:line-break/></text:span><text:span text:style-name="T3">Смиритесь с этим</text:span></text:p>
              </text:list-item>
              <text:list-item>
                <text:p><text:span text:style-name="T3">Все остальные типы при сравнениях больше-меньше приводятся к числу</text:span><text:span text:style-name="T3"><text:line-break/></text:span><text:span text:style-name="T3">обычно получается фигня</text:span><text:span text:style-name="T3"><text:line-break/></text:span><text:span text:style-name="T3">null &gt;= 0;// true</text:span><text:span text:style-name="T3"><text:line-break/></text:span><text:span text:style-name="T3">null &gt; 0;// false</text:span><text:span text:style-name="T3"><text:line-break/></text:span><text:span text:style-name="T3">null == 0;// false</text:span></text:p>
              </text:list-item>
              <text:list-item>
                <text:p><text:span text:style-name="T3">Вывод: незачем сравнивать теплое с зелены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1.737cm" svg:x="1.4cm" svg:y="0.8cm" presentation:class="title" presentation:user-transformed="true">
          <draw:text-box>
            <text:p>Строгое сравнение</text:p>
          </draw:text-box>
        </draw:frame>
        <draw:frame presentation:style-name="pr8" draw:layer="layout" svg:width="25.199cm" svg:height="17.661cm" svg:x="1.301cm" svg:y="2.839cm" presentation:class="outline" presentation:user-transformed="true">
          <draw:text-box>
            <text:list text:style-name="L2">
              <text:list-item>
                <text:p><text:span text:style-name="T3">a == b, a != b</text:span><text:span text:style-name="T3"><text:line-break/></text:span><text:span text:style-name="T3">нестрогое сравнение.</text:span><text:span text:style-name="T3"><text:line-break/></text:span><text:span text:style-name="T3">Язык как-то приведет переменные к похожему типу(например к строке), и сравнит</text:span><text:span text:style-name="T3"><text:line-break/></text:span><text:span text:style-name="T3">Например '123' == 123</text:span></text:p>
              </text:list-item>
              <text:list-item>
                <text:p><text:span text:style-name="T3">Знать все правила как язык будет сравнивать разные типы данных – будет полезно на собеседовании, и никогда в реальной работе J</text:span></text:p>
              </text:list-item>
              <text:list-item>
                <text:p><text:span text:style-name="T3">a === b, a !== b</text:span><text:span text:style-name="T3"><text:line-break/></text:span><text:span text:style-name="T3">строгое сравнение</text:span><text:span text:style-name="T3"><text:line-break/></text:span><text:span text:style-name="T3">Сперва проверяет тип</text:span><text:span text:style-name="T3"><text:line-break/></text:span><text:span text:style-name="T3">Если тип не совпал(например сравниваем строку и число), то значения УЖЕ не равны, и дальше не проверяется</text:span></text:p>
              </text:list-item>
              <text:list-item>
                <text:p><text:span text:style-name="T3">Использовать рекомендуется ВСЕГДА только строгое сравнени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5cm" svg:y="-0.5cm" presentation:class="title" presentation:user-transformed="true">
          <draw:text-box>
            <text:p>alert, prompt, confirm</text:p>
          </draw:text-box>
        </draw:frame>
        <draw:frame presentation:style-name="pr9" draw:layer="layout" svg:width="25.199cm" svg:height="16.873cm" svg:x="1.5cm" svg:y="2.124cm" presentation:class="outline" presentation:user-transformed="true">
          <draw:text-box>
            <text:list text:style-name="L2">
              <text:list-item>
                <text:p><text:span text:style-name="T4">alert('сообщение');</text:span><text:span text:style-name="T4"><text:line-break/></text:span><text:span text:style-name="T4">ничего не возвращает</text:span></text:p>
              </text:list-item>
              <text:list-item>
                <text:p><text:span text:style-name="T4">var result = prompt('сколько вам лет?','18');</text:span><text:span text:style-name="T4"><text:line-break/></text:span><text:span text:style-name="T4">задает вопрос пользователю, и возвращает то что ввел пользователь</text:span><text:span text:style-name="T4"><text:line-break/></text:span><text:span text:style-name="T4">ВАЖНО: возвращается строка, даже если пользователь ввел число</text:span><text:span text:style-name="T4"><text:line-break/></text:span><text:span text:style-name="T4">Если ничего не ввел, то вернется null</text:span></text:p>
              </text:list-item>
              <text:list-item>
                <text:p><text:span text:style-name="T4">var result = confirm('Тебе точно можно пить?');</text:span><text:span text:style-name="T4"><text:line-break/></text:span><text:span text:style-name="T4">Задает пользователю вопрос, и возвращает true/false</text:span></text:p>
              </text:list-item>
              <text:list-item>
                <text:p><text:span text:style-name="T4">Этот способ общения с пользователем хорош на этапе обучение, но в реальных приложениях почти не используется</text:span><text:span text:style-name="T4"><text:line-break/></text:span><text:span text:style-name="T4">В реальных приложениях пользователю обычно дают различного вида формы(&lt;form&gt;, &lt;input&gt;, 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301cm" svg:y="0.5cm" presentation:class="title" presentation:user-transformed="true">
          <draw:text-box>
            <text:p>Условный оператор if</text:p>
          </draw:text-box>
        </draw:frame>
        <draw:frame presentation:style-name="pr10" draw:layer="layout" svg:width="25.199cm" svg:height="14.426cm" svg:x="1.301cm" svg:y="4cm" presentation:class="outline" presentation:user-transformed="true">
          <draw:text-box>
            <text:list text:style-name="L2">
              <text:list-item>
                <text:p>if(confirm('Пиво будешь?')) {<text:line-break/> <text:s text:c="3"/>alert('Выпьем за любовь');<text:line-break/>} else {<text:line-break/> <text:s text:c="3"/>alert('Ну давай, кружечку за маму, кружечку за папу');<text:line-break/>}</text:p>
              </text:list-item>
              <text:list-item>
                <text:p>else может и отсутствовать<text:line-break/>if(prompt('Ват тайм из ит?') === 'время приключений') {<text:line-break/> <text:s text:c="3"/>alert('Идем спасать принцесс');<text:line-break/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1" draw:layer="layout" svg:width="25.099cm" svg:height="14.5cm" svg:x="1.5cm" svg:y="1.5cm" presentation:class="outline" presentation:user-transformed="true">
          <draw:text-box>
            <text:list text:style-name="L2">
              <text:list-item>
                <text:p>var profession = prompt('Какова твоя профессия?');<text:line-break/>if(profession === 'милиционер') {<text:line-break/> <text:s text:c="3"/>alert('ты не повар, ты милиционер');<text:line-break/>} else if(profession === 'врач') {<text:line-break/> <text:s text:c="3"/>alert('ты не повар, ты врач');<text:line-break/>} else if(profession === 'врач') {<text:line-break/> <text:s text:c="3"/>alert('ты не поооооовар');<text:line-break/>} else {<text:line-break/> <text:s text:c="3"/>alert('Что ты такое?!');<text:line-break/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Тернарный условный оператор ?:</text:p>
          </draw:text-box>
        </draw:frame>
        <draw:frame presentation:style-name="pr10" draw:layer="layout" svg:width="25.199cm" svg:height="14.426cm" svg:x="1.4cm" svg:y="4.914cm" presentation:class="outline" presentation:user-transformed="true">
          <draw:text-box>
            <text:list text:style-name="L2">
              <text:list-item>
                <text:p>var isAdult = (<text:span text:style-name="T5">+prompt('возраст?', 18) &gt;= 18</text:span> ? true : false);<text:line-break/>alert('Вам ' + (isAdult ? 'можно' : 'нельзя') + ' пить');</text:p>
              </text:list-item>
              <text:list-item>
                <text:p>var age = +prompt('возраст?', 18);<text:line-break/>var message = (age &lt; 3) ? 'Здравствуй, малыш!' :<text:line-break/> <text:s/>(age &lt; 18) ? 'Привет!' :<text:line-break/> <text:s/>(age &lt; 100) ? 'Здравствуйте!' :<text:line-break/> <text:s/>'Какой необычный возраст!';<text:line-break/>alert( message 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5cm" svg:y="-0.506cm" presentation:class="title" presentation:user-transformed="true">
          <draw:text-box>
            <text:p>Логические операторы</text:p>
          </draw:text-box>
        </draw:frame>
        <draw:frame presentation:style-name="pr12" draw:layer="layout" svg:width="25.199cm" svg:height="17.047cm" svg:x="1.5cm" svg:y="2.5cm" presentation:class="outline" presentation:user-transformed="true">
          <draw:text-box>
            <text:list text:style-name="L2">
              <text:list-item>
                <text:p><text:span text:style-name="T3">Логическое ИЛИ ||</text:span><text:span text:style-name="T3"><text:line-break/></text:span><text:span text:style-name="T3">false || false;// false</text:span><text:span text:style-name="T3"><text:line-break/></text:span><text:span text:style-name="T3">false || true;// true</text:span><text:span text:style-name="T3"><text:line-break/></text:span><text:span text:style-name="T3">true || false;// true</text:span><text:span text:style-name="T3"><text:line-break/></text:span><text:span text:style-name="T3">true || true;// true</text:span><text:span text:style-name="T3"><text:line-break/></text:span><text:span text:style-name="T3">true – если хотя бы один true</text:span><text:span text:style-name="T3"><text:line-break/></text:span><text:span text:style-name="T3">false – если оба false</text:span></text:p>
              </text:list-item>
              <text:list-item>
                <text:p><text:span text:style-name="T3">Логическое И &amp;&amp;</text:span><text:span text:style-name="T3"><text:line-break/></text:span><text:span text:style-name="T3">false &amp;&amp; false;// false</text:span><text:span text:style-name="T3"><text:line-break/></text:span><text:span text:style-name="T3">false &amp;&amp;</text:span><text:span text:style-name="T3"> true;// false</text:span><text:span text:style-name="T3"><text:line-break/></text:span><text:span text:style-name="T3">true &amp;&amp;</text:span><text:span text:style-name="T3"> false;// false</text:span><text:span text:style-name="T3"><text:line-break/></text:span><text:span text:style-name="T3">true &amp;&amp;</text:span><text:span text:style-name="T3"> true;// true</text:span><text:span text:style-name="T3"><text:line-break/></text:span><text:span text:style-name="T3">false – если хотя бы один false</text:span><text:span text:style-name="T3"><text:line-break/></text:span><text:span text:style-name="T3">true – если оба true</text:span></text:p>
              </text:list-item>
              <text:list-item>
                <text:p><text:span text:style-name="T3">Логическое отрицание</text:span><text:span text:style-name="T3"><text:line-break/></text:span><text:span text:style-name="T3">!false;// true</text:span><text:span text:style-name="T3"><text:line-break/></text:span><text:span text:style-name="T3">!true;// fal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13.859cm" svg:x="1.301cm" svg:y="1cm" presentation:class="outline" presentation:user-transformed="true">
          <draw:text-box>
            <text:list text:style-name="L2">
              <text:list-item>
                <text:p>var age = + prompt('Ваш возраст?', '18');<text:line-break/>if(age &gt;= 13 &amp;&amp; age &lt;= 17) {<text:line-break/> <text:s text:c="3"/>alert('Вы тинейджер');<text:line-break/>}<text:line-break/>if(age &lt; 13 || age &gt; 17) {<text:line-break/> <text:s text:c="3"/>alert('Вы не тинейджер');<text:line-break/>}<text:line-break/>if(<text:span text:style-name="T5">!(</text:span>age &gt;= 13 &amp;&amp; age &lt;= 17<text:span text:style-name="T5">)</text:span>) {<text:line-break/> <text:s text:c="3"/>alert('Вы не тинейджер');<text:line-break/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5.199cm" svg:height="1.737cm" svg:x="1.4cm" svg:y="0.8cm" presentation:class="title" presentation:user-transformed="true">
          <draw:text-box>
            <text:p>Короткий цикл вычислений</text:p>
          </draw:text-box>
        </draw:frame>
        <draw:frame presentation:style-name="pr13" draw:layer="layout" svg:width="25.199cm" svg:height="15.349cm" svg:x="1.5cm" svg:y="3cm" presentation:class="outline" presentation:user-transformed="true">
          <draw:text-box>
            <text:list text:style-name="L2">
              <text:list-item>
                <text:p><text:span text:style-name="T4">|| вернет true, если хотя бы один операнд будет true. А значит после первого true можно дальше не вычислять</text:span><text:span text:style-name="T4"><text:line-break/></text:span><text:span text:style-name="T4">var a = 0;</text:span><text:span text:style-name="T4"><text:line-break/></text:span><text:span text:style-name="T4">var b = true || </text:span><text:span text:style-name="T6">(a = 1)</text:span><text:span text:style-name="T4">;// a = 0, b=true</text:span><text:span text:style-name="T4"><text:line-break/></text:span><text:span text:style-name="T4">b = false || </text:span><text:span text:style-name="T6">(a = 1)</text:span><text:span text:style-name="T4">;// a = 1, b=1</text:span></text:p>
              </text:list-item>
              <text:list-item>
                <text:p><text:span text:style-name="T4">&amp;&amp; вернет false, если хотя бы один операнд будет true. А значит после первого false можно дальше не вычислять</text:span><text:span text:style-name="T4"><text:line-break/></text:span><text:span text:style-name="T4">var a = 0;</text:span><text:span text:style-name="T4"><text:line-break/></text:span><text:span text:style-name="T4">var b = false &amp;&amp; </text:span><text:span text:style-name="T6">(a = 1)</text:span><text:span text:style-name="T4">;// a = 0, b=false</text:span><text:span text:style-name="T4"><text:line-break/></text:span><text:span text:style-name="T4">b = true &amp;&amp; </text:span><text:span text:style-name="T6">(a = 1)</text:span><text:span text:style-name="T4">;// a = 1, b=1</text:span></text:p>
              </text:list-item>
              <text:list-item>
                <text:p><text:span text:style-name="T4">ВАЖНО – каждый операнд приводится к true/false</text:span><text:span text:style-name="T4"><text:line-break/></text:span><text:span text:style-name="T4">НО результатом будет последний вычисленный операнд БЕЗ приведения к boole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Строковое преобразование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tring(false)//'false'<text:line-break/>String(undefined);//'undefined'<text:line-break/>String(null);//'null'<text:line-break/>String(123);//'123'<text:line-break/>String('foo');//'foo'</text:p>
              </text:list-item>
              <text:list-item>
                <text:p>'123' + 456;// '123456'<text:line-break/>123 + '456';// '123456'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5cm" svg:y="-0.006cm" presentation:class="title" presentation:user-transformed="true">
          <draw:text-box>
            <text:p>Численное преобразование</text:p>
          </draw:text-box>
        </draw:frame>
        <draw:frame presentation:style-name="pr14" draw:layer="layout" svg:width="25.199cm" svg:height="18.095cm" svg:x="1.5cm" svg:y="2.775cm" presentation:class="outline" presentation:user-transformed="true">
          <draw:text-box>
            <text:list text:style-name="L2">
              <text:list-item>
                <text:p><text:span text:style-name="T3">Number('123');// 123</text:span><text:span text:style-name="T3"><text:line-break/></text:span><text:span text:style-name="T3">Number('123.456');// 123.456</text:span><text:span text:style-name="T3"><text:line-break/></text:span><text:span text:style-name="T3">Number('123</text:span><text:span text:style-name="T7">,</text:span><text:span text:style-name="T3">456');// NaN</text:span><text:span text:style-name="T3"><text:line-break/></text:span><text:span text:style-name="T3">Number('123 foo');// NaN</text:span></text:p>
              </text:list-item>
              <text:list-item>
                <text:p><text:span text:style-name="T3">+'123';// 123</text:span><text:span text:style-name="T3"><text:line-break/></text:span><text:span text:style-name="T3">+'123.456';// 123.456</text:span><text:span text:style-name="T3"><text:line-break/></text:span><text:span text:style-name="T3">+'123</text:span><text:span text:style-name="T7">,</text:span><text:span text:style-name="T3">456';// NaN</text:span><text:span text:style-name="T3"><text:line-break/></text:span><text:span text:style-name="T3">+'123 foo';// NaN</text:span></text:p>
              </text:list-item>
              <text:list-item>
                <text:p><text:span text:style-name="T3">parseInt('123');//123</text:span><text:span text:style-name="T3"><text:line-break/></text:span><text:span text:style-name="T3">parseInt('123.456');//123</text:span><text:span text:style-name="T3"><text:line-break/></text:span><text:span text:style-name="T3">parseInt('123 foo');//123</text:span></text:p>
              </text:list-item>
              <text:list-item>
                <text:p><text:span text:style-name="T3">parseFloat('123');//123</text:span><text:span text:style-name="T3"><text:line-break/></text:span><text:span text:style-name="T3">parseFloat('123.456');//123.456</text:span><text:span text:style-name="T3"><text:line-break/></text:span><text:span text:style-name="T3">parseFloat('123 foo');//123</text:span></text:p>
              </text:list-item>
              <text:list-item>
                <text:p><text:span text:style-name="T3">Number(null);// 0</text:span><text:span text:style-name="T3"><text:line-break/></text:span><text:span text:style-name="T3">Number(undefined);// NaN</text:span><text:span text:style-name="T3"><text:line-break/></text:span><text:span text:style-name="T3">Но смысла на практике это не имее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Логическое преобразование</text:p>
          </draw:text-box>
        </draw:frame>
        <draw:frame presentation:style-name="pr15" draw:layer="layout" svg:width="25.199cm" svg:height="15.424cm" svg:x="1.4cm" svg:y="4.914cm" presentation:class="outline" presentation:user-transformed="true">
          <draw:text-box>
            <text:list text:style-name="L2">
              <text:list-item>
                <text:p>Автоматически производится в if, ?:, ||, &amp;&amp;, !</text:p>
              </text:list-item>
              <text:list-item>
                <text:p>Boolean(null);// false<text:line-break/>Boolean(undefined);// false</text:p>
              </text:list-item>
              <text:list-item>
                <text:p>Boolean(0);// false<text:line-break/>Boolean(NaN);// false<text:line-break/>Boolean(123);// true<text:line-break/>Boolean(-123);// true</text:p>
              </text:list-item>
              <text:list-item>
                <text:p>Boolean('');// false<text:line-break/>Boolean('foo');// true<text:line-break/>Boolean('0');// true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Цикл whil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while (условие) {</text:span></text:p>
                <text:p><text:span text:style-name="T8"><text:s text:c="4"/></text:span><text:span text:style-name="T8">// код, тело цикла</text:span></text:p>
                <text:p><text:span text:style-name="T8">}</text:span></text:p>
              </text:list-item>
              <text:list-item>
                <text:p><text:span text:style-name="T8">var i = 0;</text:span></text:p>
                <text:p><text:span text:style-name="T8">while (</text:span><text:span text:style-name="T9">i &lt; 3</text:span><text:span text:style-name="T8">) {</text:span></text:p>
                <text:p><text:span text:style-name="T8"><text:s text:c="4"/></text:span><text:span text:style-name="T8">alert( i );// выведет по-очереди 0, 1, 2</text:span></text:p>
                <text:p><text:span text:style-name="T8"><text:s text:c="4"/></text:span><text:span text:style-name="T8">i++;// если забыть эту строчку, то i будет всегда 0</text:span><text:span text:style-name="T8"><text:line-break/></text:span><text:span text:style-name="T8"> <text:s text:c="3"/>// а значит цикл будет выполнятся вечно</text:span></text:p>
                <text:p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Цикл do…whil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do {</text:p>
                <text:p><text:s text:c="4"/>// тело цикла</text:p>
                <text:p>} while (условие);</text:p>
              </text:list-item>
              <text:list-item>
                <text:p>var i = 0;</text:p>
                <text:p>do {</text:p>
                <text:p><text:s text:c="4"/>alert( i );<text:span text:style-name="T8">// выведет по-очереди 0, 1, 2</text:span></text:p>
                <text:p><text:s text:c="4"/>i++;</text:p>
                <text:p>} while (<text:span text:style-name="T5">i &lt; 3</text:span>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2" draw:layer="layout" svg:width="25.199cm" svg:height="13.859cm" svg:x="1.5cm" svg:y="1.5cm" presentation:class="outline" presentation:user-transformed="true">
          <draw:text-box>
            <text:list text:style-name="L2">
              <text:list-item>
                <text:p>while(false) {<text:line-break/> <text:s text:c="3"/>alert('никогда не выведется');<text:line-break/>}<text:line-break/>do {<text:line-break/> <text:s text:c="3"/>alert('выведется один раз');<text:line-break/>} while(false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Цикл for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or (начало; условие; шаг) {</text:p>
                <text:p><text:s text:c="4"/>// ... тело цикла ...</text:p>
                <text:p>}</text:p>
              </text:list-item>
              <text:list-item>
                <text:p>for(var i = 0; i &lt; 3; i++) {<text:line-break/> <text:s text:c="3"/>alert(i);<text:span text:style-name="T8">// выведет по-очереди 0, 1, 2</text:span><text:line-break/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301cm" svg:y="-0.506cm" presentation:class="title" presentation:user-transformed="true">
          <draw:text-box>
            <text:p>Пропуск частей for</text:p>
          </draw:text-box>
        </draw:frame>
        <draw:frame presentation:style-name="pr16" draw:layer="layout" svg:width="25.199cm" svg:height="16.103cm" svg:x="1.301cm" svg:y="2.397cm" presentation:class="outline" presentation:user-transformed="true">
          <draw:text-box>
            <text:list text:style-name="L2">
              <text:list-item>
                <text:p><text:span text:style-name="T3">for(</text:span><text:span text:style-name="T10">var i = 0</text:span><text:span text:style-name="T3">; </text:span><text:span text:style-name="T10">i &lt; 3</text:span><text:span text:style-name="T3">; </text:span><text:span text:style-name="T10">i++</text:span><text:span text:style-name="T3">) {</text:span><text:span text:style-name="T3"><text:line-break/></text:span><text:span text:style-name="T3"> <text:s text:c="3"/>alert(i);</text:span><text:span text:style-name="T3"><text:line-break/></text:span><text:span text:style-name="T3">}</text:span></text:p>
              </text:list-item>
              <text:list-item>
                <text:p><text:span text:style-name="T10">var i = 0;</text:span><text:span text:style-name="T10"><text:line-break/></text:span><text:span text:style-name="T3">for(; ; ) {</text:span><text:span text:style-name="T3"><text:line-break/></text:span><text:span text:style-name="T3"> <text:s text:c="3"/>if(!(</text:span><text:span text:style-name="T10">i &lt; 3</text:span><text:span text:style-name="T11">)) {</text:span><text:span text:style-name="T11"><text:line-break/></text:span><text:span text:style-name="T11"> <text:s text:c="7"/>break;</text:span><text:span text:style-name="T11"><text:line-break/></text:span><text:span text:style-name="T11"> <text:s text:c="3"/>}</text:span><text:span text:style-name="T3"><text:line-break/></text:span><text:span text:style-name="T3"> <text:s text:c="3"/>alert(i);</text:span><text:span text:style-name="T3"><text:line-break/></text:span><text:span text:style-name="T3"> <text:s text:c="3"/></text:span><text:span text:style-name="T10">i++;</text:span><text:span text:style-name="T3"><text:line-break/></text:span><text:span text:style-name="T3">}</text:span></text:p>
              </text:list-item>
              <text:list-item>
                <text:p><text:span text:style-name="T10">var i = 0</text:span><text:span text:style-name="T3">;</text:span><text:span text:style-name="T3"><text:line-break/></text:span><text:span text:style-name="T3">while(</text:span><text:span text:style-name="T10">i &lt; 3</text:span><text:span text:style-name="T3">) {</text:span><text:span text:style-name="T3"><text:line-break/></text:span><text:span text:style-name="T3"> <text:s text:c="3"/>alert(i);</text:span><text:span text:style-name="T3"><text:line-break/></text:span><text:span text:style-name="T3"> <text:s text:c="3"/></text:span><text:span text:style-name="T10">i++</text:span><text:span text:style-name="T3">;</text:span><text:span text:style-name="T3"><text:line-break/></text:span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Прерывание цикла: break</text:p>
          </draw:text-box>
        </draw:frame>
        <draw:frame presentation:style-name="pr17" draw:layer="layout" svg:width="25.199cm" svg:height="14.389cm" svg:x="1.4cm" svg:y="4.914cm" presentation:class="outline" presentation:user-transformed="true">
          <draw:text-box>
            <text:list text:style-name="L2">
              <text:list-item>
                <text:p>var sum = 0;</text:p>
                <text:p>while (true) {</text:p>
                <text:p><text:s text:c="4"/>var value = +prompt("Введите число", '');</text:p>
                <text:p><text:s text:c="4"/>if (!value) {<text:line-break/> <text:s text:c="7"/><text:span text:style-name="T5">break;</text:span><text:line-break/> <text:s text:c="3"/>}</text:p>
                <text:p><text:s text:c="4"/>sum += value;</text:p>
                <text:p>}</text:p>
                <text:p>alert( 'Сумма: ' + sum 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Следующая итерация: continu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or (var i = 0; i &lt; 10; i++) {</text:p>
                <text:p><text:s text:c="4"/>if (i % 2 == 0) {<text:line-break/> <text:s text:c="7"/><text:span text:style-name="T5">continue</text:span>;// четные числа пропускаются<text:line-break/> <text:s text:c="3"/>}<text:line-break/> <text:s text:c="3"/>alert(i);// выводим нечетные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5cm" svg:y="0.994cm" presentation:class="title" presentation:user-transformed="true">
          <draw:text-box>
            <text:p>Метки для break/continue</text:p>
          </draw:text-box>
        </draw:frame>
        <draw:frame presentation:style-name="pr18" draw:layer="layout" svg:width="25.199cm" svg:height="14.377cm" svg:x="1.301cm" svg:y="4.5cm" presentation:class="outline" presentation:user-transformed="true">
          <draw:text-box>
            <text:list text:style-name="L2">
              <text:list-item>
                <text:p><text:span text:style-name="T10">outer</text:span><text:span text:style-name="T3">: for (var i = 0; i &lt; 3; i++) {</text:span></text:p>
                <text:p><text:span text:style-name="T3"><text:s text:c="4"/></text:span><text:span text:style-name="T3">for (var j = 0; j &lt; 3; j++) {</text:span></text:p>
                <text:p><text:span text:style-name="T3"><text:s text:c="8"/></text:span><text:span text:style-name="T3">var input = prompt('Значение в координатах '+i+','+j, '');</text:span></text:p>
                <text:p><text:span text:style-name="T3"><text:s text:c="8"/></text:span><text:span text:style-name="T3">// если отмена ввода или пустая строка -</text:span></text:p>
                <text:p><text:span text:style-name="T3"><text:s text:c="8"/></text:span><text:span text:style-name="T3">// завершить оба цикла</text:span></text:p>
                <text:p><text:span text:style-name="T3"><text:s text:c="8"/></text:span><text:span text:style-name="T3">if (!input) {</text:span><text:span text:style-name="T3"><text:line-break/></text:span><text:span text:style-name="T3"> <text:s text:c="11"/>break </text:span><text:span text:style-name="T10">outer</text:span><text:span text:style-name="T3">;</text:span><text:span text:style-name="T3"><text:line-break/></text:span><text:span text:style-name="T3"> <text:s text:c="7"/>}</text:span></text:p>
                <text:p><text:span text:style-name="T3"><text:s text:c="4"/></text:span><text:span text:style-name="T3">}</text:span></text:p>
                <text:p><text:span text:style-name="T3">}</text:span></text:p>
                <text:p><text:span text:style-name="T3">alert('Готово!'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5cm" svg:y="0cm" presentation:class="title" presentation:user-transformed="true">
          <draw:text-box>
            <text:p>Фигурные скобочик в if, циклах</text:p>
          </draw:text-box>
        </draw:frame>
        <draw:frame presentation:style-name="pr19" draw:layer="layout" svg:width="25.199cm" svg:height="16.856cm" svg:x="1.5cm" svg:y="3.5cm" presentation:class="outline" presentation:user-transformed="true">
          <draw:text-box>
            <text:list text:style-name="L2">
              <text:list-item>
                <text:p><text:span text:style-name="T8">Если внутри у вас только одна команда, то фигурные скобочки можно не писать</text:span></text:p>
              </text:list-item>
              <text:list-item>
                <text:p><text:span text:style-name="T8">if(true) {</text:span><text:span text:style-name="T8"><text:line-break/></text:span><text:span text:style-name="T8"> <text:s text:c="3"/>alert('OK');</text:span><text:span text:style-name="T8"><text:line-break/></text:span><text:span text:style-name="T8">}</text:span></text:p>
                <text:p><text:span text:style-name="T8">if(true)</text:span><text:span text:style-name="T8"><text:line-break/></text:span><text:span text:style-name="T8"> <text:s text:c="3"/>alert('OK');</text:span><text:span text:style-name="T8"><text:line-break/></text:span><text:span text:style-name="T8">if(true) alert('OK');</text:span></text:p>
              </text:list-item>
              <text:list-item>
                <text:p><text:span text:style-name="T8">for(var i = 0; i &lt; 3; i++) {</text:span><text:span text:style-name="T8"><text:line-break/></text:span><text:span text:style-name="T8"> <text:s text:c="3"/>alert(i);</text:span><text:span text:style-name="T8"><text:line-break/></text:span><text:span text:style-name="T8">}</text:span><text:span text:style-name="T8"><text:line-break/></text:span><text:span text:style-name="T8">for(var i = 0; i &lt; 3; i++) </text:span><text:span text:style-name="T8"><text:line-break/></text:span><text:span text:style-name="T8"> <text:s text:c="3"/>alert(i);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20" draw:layer="layout" svg:width="25.199cm" svg:height="17.953cm" svg:x="1.801cm" svg:y="1.141cm" presentation:class="outline" presentation:user-transformed="true">
          <draw:text-box>
            <text:list text:style-name="L2">
              <text:list-item>
                <text:p><text:span text:style-name="T8">var age = prompt('твой возраст?');</text:span><text:span text:style-name="T8"><text:line-break/></text:span><text:span text:style-name="T8">if(age &gt;= 18)</text:span><text:span text:style-name="T8"><text:line-break/></text:span><text:span text:style-name="T8"> <text:s text:c="3"/>alert('давай по пиву');</text:span></text:p>
              </text:list-item>
              <text:list-item>
                <text:p><text:span text:style-name="T8">var age = prompt('твой возраст?');</text:span><text:span text:style-name="T8"><text:line-break/></text:span><text:span text:style-name="T8">if(age &gt;= 18)</text:span><text:span text:style-name="T8"><text:line-break/></text:span><text:span text:style-name="T8"> <text:s text:c="3"/>alert('давай по пиву');</text:span><text:span text:style-name="T8"><text:line-break/></text:span><text:span text:style-name="T8"> <text:s text:c="3"/>alert('пошли избираться в депутаты');</text:span></text:p>
              </text:list-item>
              <text:list-item>
                <text:p><text:span text:style-name="T8">var age = prompt('твой возраст?');</text:span><text:span text:style-name="T8"><text:line-break/></text:span><text:span text:style-name="T8">if(age &gt;= 18) {</text:span><text:span text:style-name="T8"><text:line-break/></text:span><text:span text:style-name="T8"> <text:s text:c="3"/>alert('давай по пиву');</text:span><text:span text:style-name="T8"><text:line-break/></text:span><text:span text:style-name="T8"> <text:s text:c="3"/>alert('пошли избираться в депутаты');</text:span><text:span text:style-name="T8"><text:line-break/></text:span><text:span text:style-name="T8">}</text:span></text:p>
              </text:list-item>
              <text:list-item>
                <text:p><text:span text:style-name="T8">Вывод: хотя в однострочных командах и можно не писать фигурные скобочки, но лучше так не делать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Конструкция switch..case</text:p>
          </draw:text-box>
        </draw:frame>
        <draw:frame presentation:style-name="pr21" draw:layer="layout" svg:width="25.199cm" svg:height="15.268cm" svg:x="1.301cm" svg:y="4cm" presentation:class="outline" presentation:user-transformed="true">
          <draw:text-box>
            <text:list text:style-name="L2">
              <text:list-item>
                <text:p><text:span text:style-name="T4">switch(x) {</text:span></text:p>
                <text:p><text:span text:style-name="T4"><text:s text:c="4"/></text:span><text:span text:style-name="T4">case 'value1': <text:s/>// if (x === 'value1'), сравнение строгое</text:span></text:p>
                <text:p><text:span text:style-name="T4"><text:s text:c="8"/></text:span><text:span text:style-name="T4">...</text:span></text:p>
                <text:p><text:span text:style-name="T4"><text:s text:c="8"/></text:span><text:span text:style-name="T4">[break]</text:span></text:p>
                <text:p><text:span text:style-name="T4"><text:s text:c="4"/></text:span><text:span text:style-name="T4">case 'value2': <text:s/>// if (x === 'value2')</text:span></text:p>
                <text:p><text:span text:style-name="T4"><text:s text:c="8"/></text:span><text:span text:style-name="T4">...</text:span></text:p>
                <text:p><text:span text:style-name="T4"><text:s text:c="8"/></text:span><text:span text:style-name="T4">[break]</text:span></text:p>
                <text:p><text:span text:style-name="T4"><text:s text:c="4"/></text:span><text:span text:style-name="T4">default:</text:span><text:span text:style-name="T4"><text:line-break/></text:span><text:span text:style-name="T4"> <text:s text:c="7"/>...</text:span><text:span text:style-name="T4"><text:line-break/></text:span><text:span text:style-name="T4"> <text:s text:c="7"/>[break]</text:span></text:p>
                <text:p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22" draw:layer="layout" svg:width="25.199cm" svg:height="17.553cm" svg:x="1.5cm" svg:y="1.947cm" presentation:class="outline" presentation:user-transformed="true">
          <draw:text-box>
            <text:list text:style-name="L2">
              <text:list-item>
                <text:p><text:span text:style-name="T8">var volumeOfVodka = +prompt('Сколько брать?');</text:span><text:span text:style-name="T8"><text:line-break/></text:span><text:span text:style-name="T8">switch() {</text:span><text:span text:style-name="T8"><text:line-break/></text:span><text:span text:style-name="T8"> <text:s text:c="3"/>case 0.5:</text:span><text:span text:style-name="T8"><text:line-break/></text:span><text:span text:style-name="T8"> <text:s text:c="7"/>alert('маловато будет');</text:span><text:span text:style-name="T8"><text:line-break/></text:span><text:span text:style-name="T8"> <text:s text:c="7"/>break;</text:span><text:span text:style-name="T8"><text:line-break/></text:span><text:span text:style-name="T8"> <text:s text:c="3"/>case 1.4:</text:span><text:span text:style-name="T8"><text:line-break/></text:span><text:span text:style-name="T8"> <text:s text:c="7"/>alert('в самый раз');</text:span><text:span text:style-name="T8"><text:line-break/></text:span><text:span text:style-name="T8"> <text:s text:c="7"/>break;</text:span><text:span text:style-name="T8"><text:line-break/></text:span><text:span text:style-name="T8"> <text:s text:c="3"/>case 1.5:</text:span><text:span text:style-name="T8"><text:line-break/></text:span><text:span text:style-name="T8"> <text:s text:c="3"/>case 2.0:</text:span><text:span text:style-name="T8"><text:line-break/></text:span><text:span text:style-name="T8"> <text:s text:c="7"/>alert('маловато будет');</text:span><text:span text:style-name="T8"><text:line-break/></text:span><text:span text:style-name="T8"> <text:s text:c="7"/>break;</text:span><text:span text:style-name="T8"><text:line-break/></text:span><text:span text:style-name="T8"> <text:s text:c="3"/>default:</text:span><text:span text:style-name="T8"><text:line-break/></text:span><text:span text:style-name="T8"> <text:s text:c="7"/>alert('ты где такую тару видел?');</text:span><text:span text:style-name="T8"><text:line-break/></text:span><text:span text:style-name="T8"> <text:s text:c="7"/>break;</text:span><text:span text:style-name="T8"><text:line-break/></text:span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23" draw:layer="layout" svg:width="25.199cm" svg:height="19.38cm" svg:x="1.801cm" svg:y="1cm" presentation:class="outline" presentation:user-transformed="true">
          <draw:text-box>
            <text:list text:style-name="L2">
              <text:list-item>
                <text:p><text:span text:style-name="T3">var a = 123;</text:span><text:span text:style-name="T3"><text:line-break/></text:span><text:span text:style-name="T3">if(a === 0) {</text:span><text:span text:style-name="T3"><text:line-break/></text:span><text:span text:style-name="T3"> <text:s text:c="3"/>alert('Это ноль');</text:span><text:span text:style-name="T3"><text:line-break/></text:span><text:span text:style-name="T3">} else if(a === 1) {</text:span><text:span text:style-name="T3"><text:line-break/></text:span><text:span text:style-name="T3"> <text:s text:c="3"/>alert('Это не ноль');</text:span><text:span text:style-name="T3"><text:line-break/></text:span><text:span text:style-name="T3">} else {</text:span><text:span text:style-name="T3"><text:line-break/></text:span><text:span text:style-name="T3"> <text:s text:c="3"/>alert('ЭТО СПАРТА!!!!!11111');</text:span><text:span text:style-name="T3"><text:line-break/></text:span><text:span text:style-name="T3">}</text:span></text:p>
              </text:list-item>
              <text:list-item>
                <text:p><text:span text:style-name="T3">var a = 123;</text:span><text:span text:style-name="T3"><text:line-break/></text:span><text:span text:style-name="T3">switch(a) {</text:span><text:span text:style-name="T3"><text:line-break/></text:span><text:span text:style-name="T3"> <text:s text:c="3"/>case 0:</text:span><text:span text:style-name="T3"><text:line-break/></text:span><text:span text:style-name="T3"> <text:s text:c="7"/>alert('Это ноль');</text:span><text:span text:style-name="T3"><text:line-break/></text:span><text:span text:style-name="T3"> <text:s text:c="7"/>break;</text:span><text:span text:style-name="T3"><text:line-break/></text:span><text:span text:style-name="T3"> <text:s text:c="3"/>case 1:</text:span><text:span text:style-name="T3"><text:line-break/></text:span><text:span text:style-name="T3"> <text:s text:c="7"/>alert('Это не ноль');</text:span><text:span text:style-name="T3"><text:line-break/></text:span><text:span text:style-name="T3"> <text:s text:c="7"/>break;</text:span><text:span text:style-name="T3"><text:line-break/></text:span><text:span text:style-name="T3"> <text:s text:c="3"/>default:</text:span><text:span text:style-name="T3"><text:line-break/></text:span><text:span text:style-name="T3"> <text:s text:c="7"/>alert('ЭТО СПАРТА!!!!!11111');</text:span><text:span text:style-name="T3"><text:line-break/></text:span><text:span text:style-name="T3"> <text:s text:c="7"/>break;</text:span><text:span text:style-name="T3"><text:line-break/></text:span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2" draw:layer="layout" svg:width="25.199cm" svg:height="13.859cm" svg:x="1.801cm" svg:y="1cm" presentation:class="outline" presentation:user-transformed="true">
          <draw:text-box>
            <text:list text:style-name="L2">
              <text:list-item>
                <text:p><text:span text:style-name="T3">var i = 0;</text:span><text:span text:style-name="T3"><text:line-break/></text:span><text:span text:style-name="T3">switch(a) {</text:span><text:span text:style-name="T3"><text:line-break/></text:span><text:span text:style-name="T3"> <text:s text:c="3"/>case 0:</text:span><text:span text:style-name="T3"><text:line-break/></text:span><text:span text:style-name="T3"> <text:s text:c="7"/>alert('Это ноль');// выведется</text:span><text:span text:style-name="T3"><text:line-break/></text:span><text:span text:style-name="T3"> <text:s text:c="7"/>// забыли break;</text:span><text:span text:style-name="T3"><text:line-break/></text:span><text:span text:style-name="T3"> <text:s text:c="3"/>case 1:</text:span><text:span text:style-name="T3"><text:line-break/></text:span><text:span text:style-name="T3"> <text:s text:c="7"/>alert('Это не ноль');// тоже выведется</text:span><text:span text:style-name="T3"><text:line-break/></text:span><text:span text:style-name="T3"> <text:s text:c="7"/>break;</text:span><text:span text:style-name="T3"><text:line-break/></text:span><text:span text:style-name="T3"> <text:s text:c="3"/>default:</text:span><text:span text:style-name="T3"><text:line-break/></text:span><text:span text:style-name="T3"> <text:s text:c="7"/>alert('ЭТО СПАРТА!!!!!11111');</text:span><text:span text:style-name="T3"><text:line-break/></text:span><text:span text:style-name="T3"> <text:s text:c="7"/>break;</text:span><text:span text:style-name="T3"><text:line-break/></text:span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color="#ffff99" draw:fill-image-width="0cm" draw:fill-image-he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46M47S</meta:editing-duration>
    <meta:editing-cycles>42</meta:editing-cycles>
    <meta:generator>OpenOffice/4.1.1$Win32 OpenOffice.org_project/411m6$Build-9775</meta:generator>
    <dc:date>2016-08-30T14:08:38.13</dc:date>
    <meta:document-statistic meta:object-count="133"/>
  </office:meta>
</office:document-meta>
</file>